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SecurityOutInterceptor.get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OutInterceptor.handleMessage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OutInterceptor.WsSecurityOutInterceptor( WsSecurityPolicy 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ecurityOutInterceptor.getUnderstood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